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136100000DB4D6094392.jpg"/>
  <manifest:file-entry manifest:media-type="" manifest:full-path="Pictures/20000101000173C30000E0475B417BE5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 style:master-page-name="Standard">
      <style:table-properties style:width="17.029cm" style:page-number="auto" table:align="left" style:writing-mode="lr-tb"/>
    </style:style>
    <style:style style:name="Tableau1.A" style:family="table-column">
      <style:table-column-properties style:column-width="17.029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" style:family="table">
      <style:table-properties style:width="17.002cm" table:align="center" style:writing-mode="lr-tb"/>
    </style:style>
    <style:style style:name="Tableau2.A" style:family="table-column">
      <style:table-column-properties style:column-width="17.002cm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style:vertical-align="top" fo:background-color="#c6d9f1" fo:padding-left="0.123cm" fo:padding-right="0.123cm" fo:padding-top="0cm" fo:padding-bottom="0cm" fo:border="none" style:writing-mode="lr-tb">
        <style:background-image/>
      </style:table-cell-properties>
    </style:style>
    <style:style style:name="Tableau5" style:family="table">
      <style:table-properties style:width="17.006cm" fo:margin-left="0cm" table:align="left" style:writing-mode="lr-tb"/>
    </style:style>
    <style:style style:name="Tableau5.A" style:family="table-column">
      <style:table-column-properties style:column-width="4.098cm"/>
    </style:style>
    <style:style style:name="Tableau5.B" style:family="table-column">
      <style:table-column-properties style:column-width="3.662cm"/>
    </style:style>
    <style:style style:name="Tableau5.C" style:family="table-column">
      <style:table-column-properties style:column-width="4.623cm"/>
    </style:style>
    <style:style style:name="Tableau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background-color="#cccccc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P1" style:family="paragraph" style:parent-style-name="H12G40pt">
      <style:paragraph-properties fo:margin-left="-0.123cm" fo:margin-right="0cm" fo:margin-top="1.058cm" fo:margin-bottom="0cm" fo:text-align="start" style:justify-single-word="false" fo:text-indent="0cm" style:auto-text-indent="false" style:snap-to-layout-grid="false"/>
      <style:text-properties style:font-name="Arial" fo:font-size="13pt" style:font-size-asian="13pt" style:font-name-complex="Arial"/>
    </style:style>
    <style:style style:name="P2" style:family="paragraph" style:parent-style-name="H12G40pt">
      <style:paragraph-properties fo:margin-left="0cm" fo:margin-right="0cm" fo:margin-top="0.212cm" fo:margin-bottom="0cm" fo:text-align="end" style:justify-single-word="false" fo:text-indent="0cm" style:auto-text-indent="false" style:snap-to-layout-grid="false"/>
      <style:text-properties fo:font-weight="normal" style:font-weight-asian="normal"/>
    </style:style>
    <style:style style:name="P3" style:family="paragraph" style:parent-style-name="H10G">
      <style:paragraph-properties fo:margin-left="0cm" fo:margin-right="0cm" fo:text-indent="0cm" style:auto-text-indent="false" style:snap-to-layout-grid="false"/>
    </style:style>
    <style:style style:name="P4" style:family="paragraph" style:parent-style-name="T10N">
      <style:text-properties style:font-name="Arial" style:font-name-complex="Arial"/>
    </style:style>
    <style:style style:name="P5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7.002cm" style:type="right"/>
        </style:tab-stops>
      </style:paragraph-properties>
    </style:style>
    <style:style style:name="P6" style:family="paragraph" style:parent-style-name="Standard">
      <style:paragraph-properties style:snap-to-layout-grid="false"/>
      <style:text-properties fo:language="en" fo:country="GB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ize="10pt" style:font-size-asian="10pt"/>
    </style:style>
    <style:style style:name="P10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.106cm" fo:margin-bottom="0.106cm" style:snap-to-layout-grid="false">
        <style:tab-stops>
          <style:tab-stop style:position="12.878cm"/>
        </style:tab-stops>
      </style:paragraph-properties>
    </style:style>
    <style:style style:name="P13" style:family="paragraph" style:parent-style-name="Standard">
      <style:paragraph-properties fo:margin-top="0.106cm" fo:margin-bottom="0.106cm" fo:text-align="start" style:justify-single-word="false" style:snap-to-layout-grid="false">
        <style:tab-stops>
          <style:tab-stop style:position="12.878cm"/>
        </style:tab-stops>
      </style:paragraph-properties>
    </style:style>
    <style:style style:name="P14" style:family="paragraph" style:parent-style-name="Header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style:font-size-asian="10pt"/>
    </style:style>
    <style:style style:name="P16" style:family="paragraph" style:parent-style-name="Standard">
      <style:text-properties fo:font-size="10pt" fo:font-weight="normal" style:font-size-asian="10pt" style:font-weight-asian="normal" style:font-weight-complex="norm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normal" style:font-weight-asian="normal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ize="8pt" fo:language="fr" fo:country="FR" style:font-size-asian="8pt" style:font-name-complex="Arial"/>
    </style:style>
    <style:style style:name="T5" style:family="text">
      <style:text-properties style:font-name="Arial" fo:font-size="8pt" style:font-size-asian="8pt" style:font-name-complex="Arial"/>
    </style:style>
    <style:style style:name="T6" style:family="text">
      <style:text-properties fo:font-variant="small-caps" style:font-name="Arial" fo:font-weight="bold" style:font-weight-asian="bold" style:font-name-complex="Arial"/>
    </style:style>
    <style:style style:name="T7" style:family="text">
      <style:text-properties style:font-name="Symbol" fo:font-size="8pt" style:font-size-asian="8pt"/>
    </style:style>
    <style:style style:name="T8" style:family="text">
      <style:text-properties style:font-name="Times" fo:font-weight="bold" style:font-weight-asian="bold" style:font-name-complex="Times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fo:font-size="11pt" fo:font-weight="bold" style:font-size-asian="11pt" style:font-weight-asian="bold"/>
    </style:style>
    <style:style style:name="T11" style:family="text">
      <style:text-properties fo:font-size="11pt" style:font-size-asian="11pt" style:font-weight-complex="bold"/>
    </style:style>
    <style:style style:name="T12" style:family="text">
      <style:text-properties fo:color="#2a00ff" style:font-name="Monospace" fo:font-weight="bold" style:font-name-asian="Monospace" style:font-weight-asian="bold" style:font-name-complex="Monospace" style:font-weight-complex="bold"/>
    </style:style>
    <style:style style:name="T13" style:family="text">
      <style:text-properties fo:background-color="transparent"/>
    </style:style>
    <style:style style:name="T14" style:family="text">
      <style:text-properties style:use-window-font-color="true" style:font-name="Monospace" style:font-name-asian="Monospace" style:font-name-complex="Monospace" style:font-size-complex="10pt"/>
    </style:style>
    <style:style style:name="T15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/>
          </table:table-cell>
        </table:table-row>
      </table:table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3"><text:span text:style-name="T10">Obje</text:span><text:span text:style-name="T11">t : Questions &amp; Réponses Domaine SOCLE ADMIN</text:span></text:p>
          </table:table-cell>
        </table:table-row>
      </table:table>
      <text:p text:style-name="P9"/>
      <text:p text:style-name="P16">Liste de {selectionName}</text:p>
      <text:p text:style-name="P9"/>
      <text:p text:style-name="P14"><text:span text:style-name="T13">[!-- BEGIN issueSelection --]</text:span></text:p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2"/>
        <table:table-row>
          <table:table-cell table:style-name="Tableau5.A1" office:value-type="string">
            <text:p text:style-name="P8">Question {bugId}</text:p>
          </table:table-cell>
          <table:table-cell table:style-name="Tableau5.B1" table:number-columns-spanned="3" office:value-type="string">
            <text:p text:style-name="P11">{summary}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Table_20_Contents">Date : {dateSubmission}</text:p>
          </table:table-cell>
          <table:table-cell table:style-name="Tableau5.A2" office:value-type="string">
            <text:p text:style-name="Table_20_Contents">User : {handlerId}</text:p>
          </table:table-cell>
          <table:table-cell table:style-name="Tableau5.A2" office:value-type="string">
            <text:p text:style-name="Table_20_Contents">Category : {category}</text:p>
          </table:table-cell>
          <table:table-cell table:style-name="Tableau5.D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Description</text:p>
          </table:table-cell>
          <table:table-cell table:style-name="Tableau5.D2" table:number-columns-spanned="3" office:value-type="string">
            <text:p text:style-name="Table_20_Contents">{description}</text:p>
          </table:table-cell>
          <table:covered-table-cell/>
          <table:covered-table-cell/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Note 1</text:p>
            <text:p text:style-name="Table_20_Contents"/>
          </table:table-cell>
          <table:table-cell table:style-name="Tableau4.B1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Note 2</text:p>
          </table:table-cell>
          <table:table-cell table:style-name="Tableau4.B2" office:value-type="string">
            <text:p text:style-name="Table_20_Contents"/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Réponse</text:p>
          </table:table-cell>
          <table:table-cell table:style-name="Tableau3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9"/>
      <text:p text:style-name="P10">[!-- END issueSelection --]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fr" fo:country="FR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texte_20_simpl" style:default-outline-level="1" style:class="text">
      <style:paragraph-properties fo:margin-left="0cm" fo:margin-right="-0.002cm" fo:margin-top="0.212cm" fo:margin-bottom="0cm" fo:orphans="0" fo:widows="0" fo:text-indent="0cm" style:auto-text-indent="false"/>
      <style:text-properties fo:text-transform="uppercase" fo:color="#0000ff" style:font-name="Arial" fo:font-size="10pt" style:text-underline-style="solid" style:text-underline-width="auto" style:text-underline-color="font-color" fo:font-weight="bold" style:letter-kerning="true" style:font-size-asian="10pt" style:font-weight-asian="bold" style:font-name-complex="Arial"/>
    </style:style>
    <style:style style:name="Heading_20_2" style:display-name="Heading 2" style:family="paragraph" style:parent-style-name="Heading_20_1" style:next-style-name="texte_20_simpl" style:default-outline-level="2" style:class="text">
      <style:paragraph-properties fo:margin-top="0.071cm" fo:margin-bottom="0cm"/>
      <style:text-properties fo:font-variant="normal" fo:text-transform="none" style:text-underline-style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06cm" fo:margin-bottom="0.106cm" fo:keep-with-next="always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H8G" style:family="paragraph" style:parent-style-name="Standard">
      <style:paragraph-properties fo:margin-left="0.25cm" fo:margin-right="0cm" fo:text-indent="0cm" style:auto-text-indent="false">
        <style:tab-stops>
          <style:tab-stop style:position="1cm"/>
          <style:tab-stop style:position="2cm"/>
          <style:tab-stop style:position="3.002cm"/>
          <style:tab-stop style:position="4.002cm"/>
          <style:tab-stop style:position="5.001cm"/>
          <style:tab-stop style:position="6.001cm"/>
          <style:tab-stop style:position="7.001cm"/>
        </style:tab-stops>
      </style:paragraph-properties>
      <style:text-properties style:font-name="Helvetica" fo:font-size="8pt" fo:font-weight="bold" style:font-size-asian="8pt" style:font-weight-asian="bold" style:font-name-complex="Helvetica"/>
    </style:style>
    <style:style style:name="H12G40pt" style:family="paragraph" style:parent-style-name="Standard">
      <style:paragraph-properties fo:margin-left="0.25cm" fo:margin-right="0cm" fo:margin-top="1.411cm" fo:margin-bottom="0cm" fo:text-align="center" style:justify-single-word="false" fo:text-indent="0cm" style:auto-text-indent="false">
        <style:tab-stops>
          <style:tab-stop style:position="1cm"/>
          <style:tab-stop style:position="2cm"/>
          <style:tab-stop style:position="3.002cm"/>
          <style:tab-stop style:position="4.002cm"/>
          <style:tab-stop style:position="5.001cm"/>
          <style:tab-stop style:position="6.001cm"/>
          <style:tab-stop style:position="7.001cm"/>
        </style:tab-stops>
      </style:paragraph-properties>
      <style:text-properties style:font-name="Helvetica" fo:font-size="12pt" fo:font-weight="bold" style:font-size-asian="12pt" style:font-weight-asian="bold" style:font-name-complex="Helvetica"/>
    </style:style>
    <style:style style:name="H10G" style:family="paragraph" style:parent-style-name="Standard">
      <style:paragraph-properties fo:margin-left="0.25cm" fo:margin-right="0cm" fo:margin-top="0.212cm" fo:margin-bottom="0.212cm" fo:text-indent="0cm" style:auto-text-indent="false">
        <style:tab-stops>
          <style:tab-stop style:position="1cm"/>
          <style:tab-stop style:position="2cm"/>
          <style:tab-stop style:position="3.002cm"/>
          <style:tab-stop style:position="4.002cm"/>
          <style:tab-stop style:position="5.001cm"/>
          <style:tab-stop style:position="6.001cm"/>
          <style:tab-stop style:position="7.001cm"/>
        </style:tab-stops>
      </style:paragraph-properties>
      <style:text-properties style:font-name="Helvetica" fo:font-size="10pt" fo:font-weight="bold" style:font-size-asian="10pt" style:font-weight-asian="bold" style:font-name-complex="Helvetica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size="10pt" style:font-size-asian="10pt" style:font-name-complex="Times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size="10pt" style:font-size-asian="10pt" style:font-name-complex="Times"/>
    </style:style>
    <style:style style:name="T10N" style:family="paragraph" style:parent-style-name="Standard">
      <style:text-properties style:font-name="Times" fo:font-size="10pt" style:font-size-asian="10pt" style:font-name-complex="Times"/>
    </style:style>
    <style:style style:name="H8GT2" style:family="paragraph" style:parent-style-name="H8G">
      <style:paragraph-properties fo:margin-left="0cm" fo:margin-right="0cm" fo:text-indent="0cm" style:auto-text-indent="false">
        <style:tab-stops>
          <style:tab-stop style:position="6.877cm"/>
          <style:tab-stop style:position="11.379cm"/>
        </style:tab-stops>
      </style:paragraph-properties>
    </style:style>
    <style:style style:name="H8GT0" style:family="paragraph" style:parent-style-name="H8G">
      <style:paragraph-properties fo:margin-left="0cm" fo:margin-right="0cm" fo:text-indent="0cm" style:auto-text-indent="false">
        <style:tab-stops/>
      </style:paragraph-properties>
    </style:style>
    <style:style style:name="H8GT1" style:family="paragraph" style:parent-style-name="H8G">
      <style:paragraph-properties fo:margin-left="0cm" fo:margin-right="0cm" fo:text-indent="0cm" style:auto-text-indent="false">
        <style:tab-stops>
          <style:tab-stop style:position="11.379cm"/>
        </style:tab-stops>
      </style:paragraph-properties>
    </style:style>
    <style:style style:name="H8GT2bis" style:family="paragraph" style:parent-style-name="H8GT2"/>
    <style:style style:name="T0N" style:family="paragraph" style:parent-style-name="T10N">
      <style:paragraph-properties fo:margin-left="0.349cm" fo:margin-right="0cm" fo:text-indent="0cm" style:auto-text-indent="false"/>
    </style:style>
    <style:style style:name="H8GT4" style:family="paragraph" style:parent-style-name="H8G">
      <style:paragraph-properties>
        <style:tab-stops>
          <style:tab-stop style:position="6.378cm"/>
          <style:tab-stop style:position="8.629cm"/>
          <style:tab-stop style:position="10.128cm"/>
          <style:tab-stop style:position="12.629cm"/>
        </style:tab-stops>
      </style:paragraph-properties>
    </style:style>
    <style:style style:name="H8GC" style:family="paragraph" style:parent-style-name="H8GT0">
      <style:paragraph-properties fo:text-align="center" style:justify-single-word="false"/>
    </style:style>
    <style:style style:name="H9G" style:family="paragraph" style:parent-style-name="H8GT0">
      <style:paragraph-properties fo:margin-top="0.071cm" fo:margin-bottom="0cm">
        <style:tab-stops>
          <style:tab-stop style:position="3.378cm"/>
        </style:tab-stops>
      </style:paragraph-properties>
      <style:text-properties fo:font-size="9pt" style:font-size-asian="9pt"/>
    </style:style>
    <style:style style:name="texte_20_simpl" style:display-name="texte simpl" style:family="paragraph" style:parent-style-name="Standard">
      <style:paragraph-properties fo:margin-left="0.25cm" fo:margin-right="-0.002cm" fo:margin-top="0.071cm" fo:margin-bottom="0cm" fo:text-align="justify" style:justify-single-word="false" fo:text-indent="0cm" style:auto-text-indent="false"/>
      <style:text-properties fo:color="#0000ff" style:font-name="Arial" fo:font-size="10pt" style:font-size-asian="10pt" style:font-name-complex="Arial"/>
    </style:style>
    <style:style style:name="Commentaire" style:family="paragraph" style:parent-style-name="Standard">
      <style:text-properties fo:font-size="10pt" style:font-size-asian="10pt"/>
    </style:style>
    <style:style style:name="Texte_20_avec_20_boulet" style:display-name="Texte avec boulet" style:family="paragraph" style:parent-style-name="texte_20_simpl" style:list-style-name="WW8StyleNum">
      <style:paragraph-properties fo:margin-left="0.75cm" fo:margin-right="-0.002cm" fo:text-indent="-0.499cm" style:auto-text-indent="false"/>
    </style:style>
    <style:style style:name="T4N" style:family="paragraph" style:parent-style-name="Standard">
      <style:text-properties fo:font-size="4pt" style:font-size-asian="4pt"/>
    </style:style>
    <style:style style:name="S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retrait1" style:family="paragraph" style:parent-style-name="Standard" style:list-style-name="WW8Num10">
      <style:paragraph-properties fo:margin-left="1.002cm" fo:margin-right="0cm" fo:margin-top="0.212cm" fo:margin-bottom="0cm" fo:text-align="justify" style:justify-single-word="false" fo:text-indent="-0.501cm" style:auto-text-indent="false">
        <style:tab-stops/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002cm" fo:margin-right="0cm" fo:text-align="justify" style:justify-single-word="false" fo:text-indent="0cm" style:auto-text-indent="false"/>
      <style:text-properties style:font-name="Arial" fo:font-size="10pt" style:font-size-asian="10pt" style:font-name-complex="Arial"/>
    </style:style>
    <style:style style:name="NormalLIGNETAB" style:family="paragraph" style:parent-style-name="Standard">
      <style:paragraph-properties fo:margin-top="0.106cm" fo:margin-bottom="0.106cm" fo:text-align="justify" style:justify-single-word="false"/>
      <style:text-properties fo:font-size="9pt" style:font-size-asian="9pt"/>
    </style:style>
    <style:style style:name="Normal_20_gras" style:display-name="Normal gras" style:family="paragraph" style:parent-style-name="Standard">
      <style:text-properties fo:font-weight="bold" style:font-weight-asian="bold"/>
    </style:style>
    <style:style style:name="retrait2" style:family="paragraph" style:parent-style-name="retrait1" style:list-style-name="WW8Num9">
      <style:paragraph-properties fo:margin-left="2.131cm" fo:margin-right="0cm" fo:margin-top="0.106cm" fo:margin-bottom="0cm" fo:text-indent="-0.63cm" style:auto-text-indent="false"/>
    </style:style>
    <style:style style:name="TABLEAU_20__20_CARAC_20_9" style:display-name="TABLEAU  CARAC 9" style:family="paragraph" style:parent-style-name="Standard">
      <style:paragraph-properties fo:margin-top="0.106cm" fo:margin-bottom="0.106cm"/>
      <style:text-properties fo:font-size="9pt" style:font-size-asian="9pt"/>
    </style:style>
    <style:style style:name="retrait3" style:family="paragraph" style:parent-style-name="retrait1" style:list-style-name="WW8Num5">
      <style:paragraph-properties fo:margin-left="3.63cm" fo:margin-right="0cm" fo:text-indent="-0.63cm" style:auto-text-indent="false">
        <style:tab-stops/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  <style:text-properties style:font-name="Calibri" fo:font-size="11pt" style:font-name-asian="Calibri" style:font-size-asian="11pt" style:font-name-complex="Calibri" style:font-size-complex="11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Times New Roman" style:font-name-complex="Times New Roman"/>
    </style:style>
    <style:style style:name="WW8Num5z0" style:family="text">
      <style:text-properties style:font-name-complex="Tahom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Arial" style:font-name-asian="Times New Roman" style:font-name-complex="Aria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Arial" style:font-name-asian="Times New Roman" style:font-name-complex="Arial"/>
    </style:style>
    <style:style style:name="WW8Num7z2" style:family="text">
      <style:text-properties style:font-name="Wingdings" style:font-name-complex="Wingdings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style:font-name-complex="Times New Roman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z0" style:num-suffix="." text:bullet-char="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z0" style:num-suffix="." text:bullet-char="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4z0" style:num-suffix="." text:bullet-char="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4z0" style:num-suffix="." text:bullet-char="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4z0" style:num-suffix="." text:bullet-char="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4z0" style:num-suffix="." text:bullet-char="»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4z0" style:num-suffix="." text:bullet-char="»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4z0" style:num-suffix="." text:bullet-char="»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Liberation Serif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8.98cm" fo:text-indent="-0.635cm" fo:margin-left="8.98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25cm" fo:text-indent="-0.635cm" fo:margin-left="10.2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1.52cm" fo:text-indent="-0.635cm" fo:margin-left="11.5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2.79cm" fo:text-indent="-0.635cm" fo:margin-left="12.7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4.06cm" fo:text-indent="-0.635cm" fo:margin-left="14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fo:text-indent="-1.058cm" fo:margin-left="2.328cm"/>
        </style:list-level-properties>
        <style:text-properties style:font-name="Arial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272cm" fo:text-indent="-0.635cm" fo:margin-left="2.272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42cm" fo:text-indent="-0.635cm" fo:margin-left="3.542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12cm" fo:text-indent="-0.635cm" fo:margin-left="4.812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82cm" fo:text-indent="-0.635cm" fo:margin-left="6.082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52cm" fo:text-indent="-0.635cm" fo:margin-left="7.352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22cm" fo:text-indent="-0.635cm" fo:margin-left="8.62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92cm" fo:text-indent="-0.635cm" fo:margin-left="9.892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62cm" fo:text-indent="-0.635cm" fo:margin-left="11.162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32cm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0.769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039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309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4.579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5.849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11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3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9.659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0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03cm" fo:margin-left="-0.014cm" table:align="left" style:writing-mode="lr-tb"/>
    </style:style>
    <style:style style:name="Tableau6.A" style:family="table-column">
      <style:table-column-properties style:column-width="5.009cm"/>
    </style:style>
    <style:style style:name="Tableau6.B" style:family="table-column">
      <style:table-column-properties style:column-width="6.01cm"/>
    </style:style>
    <style:style style:name="Tableau6.C" style:family="table-column">
      <style:table-column-properties style:column-width="2.002cm"/>
    </style:style>
    <style:style style:name="Tableau6.D" style:family="table-column">
      <style:table-column-properties style:column-width="1.501cm"/>
    </style:style>
    <style:style style:name="Tableau6.E" style:family="table-column">
      <style:table-column-properties style:column-width="2.508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eau6.2" style:family="table-row">
      <style:table-row-properties style:min-row-height="0.145cm" style:keep-together="false" fo:keep-together="always"/>
    </style:style>
    <style:style style:name="Tableau6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6.E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7" style:family="table">
      <style:table-properties style:width="15.254cm" fo:margin-left="-0.002cm" table:align="left" style:writing-mode="lr-tb"/>
    </style:style>
    <style:style style:name="Tableau7.A" style:family="table-column">
      <style:table-column-properties style:column-width="4.946cm"/>
    </style:style>
    <style:style style:name="Tableau7.B" style:family="table-column">
      <style:table-column-properties style:column-width="10.308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eau8" style:family="table">
      <style:table-properties style:width="17.784cm" fo:margin-left="-0.014cm" table:align="left" style:writing-mode="lr-tb"/>
    </style:style>
    <style:style style:name="Tableau8.A" style:family="table-column">
      <style:table-column-properties style:column-width="6.754cm"/>
    </style:style>
    <style:style style:name="Tableau8.B" style:family="table-column">
      <style:table-column-properties style:column-width="4.75cm"/>
    </style:style>
    <style:style style:name="Tableau8.C" style:family="table-column">
      <style:table-column-properties style:column-width="3.75cm"/>
    </style:style>
    <style:style style:name="Tableau8.D" style:family="table-column">
      <style:table-column-properties style:column-width="2.529cm"/>
    </style:style>
    <style:style style:name="Tableau8.1" style:family="table-row">
      <style:table-row-properties style:min-row-height="0.145cm" style:keep-together="false" fo:keep-together="always"/>
    </style:style>
    <style:style style:name="Tableau8.A1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8.D1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MP1" style:family="paragraph" style:parent-style-name="H12G40pt">
      <style:paragraph-properties fo:margin-left="-0.123cm" fo:margin-right="0cm" fo:margin-top="1.058cm" fo:margin-bottom="0cm" fo:text-align="start" style:justify-single-word="false" fo:text-indent="0cm" style:auto-text-indent="false" style:snap-to-layout-grid="false"/>
      <style:text-properties style:font-name="Arial" fo:font-size="13pt" style:font-size-asian="13pt" style:font-name-complex="Arial"/>
    </style:style>
    <style:style style:name="MP2" style:family="paragraph" style:parent-style-name="H12G40pt">
      <style:paragraph-properties fo:margin-left="0cm" fo:margin-right="0cm" fo:margin-top="0.212cm" fo:margin-bottom="0cm" fo:text-align="end" style:justify-single-word="false" fo:text-indent="0cm" style:auto-text-indent="false" style:snap-to-layout-grid="false"/>
      <style:text-properties fo:font-weight="normal" style:font-weight-asian="normal"/>
    </style:style>
    <style:style style:name="MP3" style:family="paragraph" style:parent-style-name="H10G">
      <style:paragraph-properties fo:margin-left="0cm" fo:margin-right="0cm" fo:text-indent="0cm" style:auto-text-indent="false" style:snap-to-layout-grid="false"/>
    </style:style>
    <style:style style:name="MP4" style:family="paragraph" style:parent-style-name="T10N">
      <style:text-properties style:font-name="Arial" style:font-name-complex="Arial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7.002cm" style:type="right"/>
        </style:tab-stops>
      </style:paragraph-properties>
    </style:style>
    <style:style style:name="MP6" style:family="paragraph" style:parent-style-name="Standard">
      <style:paragraph-properties style:snap-to-layout-grid="false"/>
      <style:text-properties fo:language="en" fo:country="GB"/>
    </style:style>
    <style:style style:name="MP7" style:family="paragraph" style:parent-style-name="Standard">
      <style:paragraph-properties style:snap-to-layout-grid="false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weight="normal" style:font-weight-asian="normal" style:font-name-complex="Arial"/>
    </style:style>
    <style:style style:name="MT3" style:family="text">
      <style:text-properties fo:font-variant="small-caps" style:font-name="Arial" fo:font-weight="bold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style:font-name="Symbol" fo:font-size="8pt" style:font-size-asian="8pt"/>
    </style:style>
    <style:style style:name="MT6" style:family="text">
      <style:text-properties style:font-name="Arial" fo:font-size="8pt" fo:language="fr" fo:country="FR" style:font-size-asian="8pt" style:font-name-complex="Arial"/>
    </style:style>
    <style:style style:name="MT7" style:family="text">
      <style:text-properties style:font-name="Arial" fo:font-size="8pt" style:font-size-asian="8pt" style:font-name-complex="Arial"/>
    </style:style>
    <style:style style:name="MT8" style:family="text"/>
    <style:style style:name="MT9" style:family="text">
      <style:text-properties style:font-name="Times" fo:font-weight="bold" style:font-weight-asian="bold" style:font-name-complex="Times"/>
    </style:style>
    <style:style style:name="MT10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column table:style-name="Tableau6.E"/>
          <table:table-header-rows>
            <table:table-row table:style-name="Tableau6.1">
              <table:table-cell table:style-name="Tableau6.A1" table:number-columns-spanned="3" office:value-type="string">
                <text:p text:style-name="MP1">QUESTIONS &amp; REPONSES<text:line-break/></text:p>
              </table:table-cell>
              <table:covered-table-cell/>
              <table:covered-table-cell/>
              <table:table-cell table:style-name="Tableau6.A1" table:number-columns-spanned="2" office:value-type="string">
                <text:p text:style-name="MP2"><draw:frame draw:style-name="Mfr1" draw:name="images1" text:anchor-type="as-char" svg:width="2.351cm" svg:height="1.662cm" draw:z-index="0"><draw:image xlink:href="Pictures/100000000000136100000DB4D6094392.jpg" xlink:type="simple" xlink:show="embed" xlink:actuate="onLoad"/></draw:frame></text:p>
              </table:table-cell>
              <table:covered-table-cell/>
            </table:table-row>
          </table:table-header-rows>
          <table:table-row table:style-name="Tableau6.2">
            <table:table-cell table:style-name="Tableau6.A2" office:value-type="string">
              <text:p text:style-name="MP3"><text:span text:style-name="MT1">Entité :</text:span><text:span text:style-name="MT2"> </text:span></text:p>
            </table:table-cell>
            <table:table-cell table:style-name="Tableau6.A2" office:value-type="string">
              <text:p text:style-name="MP3"><text:span text:style-name="MT1">Réf :</text:span><text:span text:style-name="MT2"> </text:span></text:p>
            </table:table-cell>
            <table:table-cell table:style-name="Tableau6.A2" table:number-columns-spanned="2" office:value-type="string">
              <text:p text:style-name="MP3"><text:span text:style-name="MT1">Date :</text:span><text:span text:style-name="MT2"> {today}</text:span></text:p>
            </table:table-cell>
            <table:covered-table-cell/>
            <table:table-cell table:style-name="Tableau6.E2" office:value-type="string">
              <text:p text:style-name="MP3"><text:span text:style-name="MT1">Page : </text:span><text:span text:style-name="Page_20_Number"><text:span text:style-name="MT3"><text:page-number text:select-page="current">1</text:page-number></text:span></text:span><text:span text:style-name="Page_20_Number"><text:span text:style-name="MT1"> </text:span></text:span><text:span text:style-name="Page_20_Number"><text:span text:style-name="MT4">/</text:span></text:span><text:span text:style-name="Page_20_Number"><text:span text:style-name="MT1"> </text:span></text:span><text:span text:style-name="Page_20_Number"><text:span text:style-name="MT3"><text:page-count style:num-format="1">1</text:page-count></text:span></text:span><text:span text:style-name="Page_20_Number"><text:span text:style-name="MT1"> </text:span></text:span></text:p>
            </table:table-cell>
          </table:table-row>
        </table:table>
        <text:p text:style-name="MP4"/>
      </style:header>
      <style:footer>
        <text:p text:style-name="MP5"><text:span text:style-name="MT5"></text:span><text:span text:style-name="MT6"> Atos 2012<text:tab/></text:span><text:span text:style-name="MT7"><text:file-name text:display="name-and-extension">questions.odt</text:file-name></text:span></text:p>
      </style:footer>
    </style:master-page>
    <style:master-page style:name="First_20_Page" style:display-name="First Page" style:page-layout-name="Mpm2" style:next-style-name="Standard">
      <style:header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MP6"><draw:frame draw:style-name="Mfr1" draw:name="images2" text:anchor-type="as-char" svg:width="3.649cm" svg:height="2.203cm" draw:z-index="0"><draw:image xlink:href="Pictures/20000101000173C30000E0475B417BE5.wmf" xlink:type="simple" xlink:show="embed" xlink:actuate="onLoad"/></draw:frame></text:p>
            </table:table-cell>
            <table:table-cell table:style-name="Tableau7.A1" office:value-type="string">
              <text:p text:style-name="MP7">NOTE</text:p>
            </table:table-cell>
          </table:table-row>
        </table:table>
        <text:p text:style-name="Standard"/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D"/>
          <table:table-header-rows>
            <table:table-row table:style-name="Tableau8.1">
              <table:table-cell table:style-name="Tableau8.A1" office:value-type="string">
                <text:p text:style-name="MP7">PROJET :</text:p>
              </table:table-cell>
              <table:table-cell table:style-name="Tableau8.A1" office:value-type="string">
                <text:p text:style-name="MP7">N°: </text:p>
              </table:table-cell>
              <table:table-cell table:style-name="Tableau8.A1" office:value-type="string">
                <text:p text:style-name="MP7">Date : </text:p>
              </table:table-cell>
              <table:table-cell table:style-name="Tableau8.D1" office:value-type="string">
                <text:p text:style-name="MP7">Page : <text:span text:style-name="Page_20_Number"><text:page-number text:select-page="current">1</text:page-number></text:span><text:span text:style-name="Page_20_Number"> </text:span><text:span text:style-name="Page_20_Number"><text:span text:style-name="MT9">/</text:span></text:span><text:span text:style-name="Page_20_Number"> </text:span><text:span text:style-name="Page_20_Number"><text:span text:style-name="MT10">6</text:span></text:span></text:p>
              </table:table-cell>
            </table:table-row>
          </table:table-header-rows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 d'audit scampi</dc:title>
    <dc:description>Version B4 du modèle</dc:description>
    <meta:initial-creator>didier moulin</meta:initial-creator>
    <meta:creation-date>2012-03-13T18:49:00</meta:creation-date>
    <dc:date>2012-05-07T02:34:27</dc:date>
    <meta:print-date>2012-02-14T12:57:00</meta:print-date>
    <meta:editing-cycles>16</meta:editing-cycles>
    <meta:editing-duration>PT5H18M21S</meta:editing-duration>
    <meta:generator>LibreOffice/3.3$Unix LibreOffice_project/330m19$Build-401</meta:generator>
    <meta:document-statistic meta:table-count="8" meta:image-count="2" meta:object-count="0" meta:page-count="1" meta:paragraph-count="27" meta:word-count="70" meta:character-count="383"/>
    <meta:user-defined meta:name="Info 1"/>
    <meta:user-defined meta:name="Info 2"/>
    <meta:user-defined meta:name="Info 3"/>
    <meta:user-defined meta:name="Info 4"/>
  </office:meta>
</office:document-meta>
</file>